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0B43F6.png" manifest:media-type="image/png"/>
  <manifest:file-entry manifest:full-path="Pictures/10000000000003200000025871EEE600.png" manifest:media-type="image/png"/>
  <manifest:file-entry manifest:full-path="Pictures/1000000000000320000002588695583A.png" manifest:media-type="image/png"/>
  <manifest:file-entry manifest:full-path="Pictures/10000000000003200000025819812F21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“Your Tests May Be Lying To You”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 text:style-name="P1">TIP-BOF 2013</text:p>
            <text:p text:style-name="P1"/>
            <text:p text:style-name="P1">Kris Neuharth</text:p>
            <text:p text:style-name="P1">TrueCar.com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 Neuharth</meta:initial-creator>
    <meta:creation-date>2013-03-05T14:51:57</meta:creation-date>
    <dc:date>2013-03-05T14:54:52</dc:date>
    <dc:creator>Kris Neuharth</dc:creator>
    <meta:editing-duration>P0D</meta:editing-duration>
    <meta:editing-cycles>1</meta:editing-cycles>
    <meta:document-statistic meta:object-count="36"/>
    <meta:generator>LibreOffice/3.5$Linux_X86_64 LibreOffice_project/350m1$Build-2</meta:generator>
  </office:meta>
</office:document-meta>
</file>